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>
      <style:text-properties style:text-position="0% 100%" fo:font-size="16pt" style:font-size-asian="16pt" style:font-size-complex="16p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position="0% 100%" fo:font-size="16pt" style:font-size-asian="16pt" style:font-size-complex="16pt"/>
    </style:style>
    <style:style style:name="T1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84866715017290599" text:style-name="L1">
        <text:list-item>
          <text:p text:style-name="P3">Masse de son noyau + masse de son électron <text:s/>= masse de l'atome H.</text:p>
        </text:list-item>
      </text:list>
      <text:p text:style-name="P1"/>
      <text:p text:style-name="P1">Lors de l'éléctrolyse de l'eau, on obtient le dihydrogène</text:p>
      <text:p text:style-name="P1"/>
      <text:p text:style-name="P1">H2 avec un volume 2 fois plus grand que le dioxygène O2</text:p>
      <text:p text:style-name="P1"/>
      <text:p text:style-name="P1">Equation bilan</text:p>
      <text:p text:style-name="P1"/>
      <text:p text:style-name="P1">Réactif(s) de départ -----------&gt; produit formés</text:p>
      <text:p text:style-name="P1"/>
      <text:p text:style-name="P1">l'eau --------------------&gt; dihydrogène + diocygène</text:p>
      <text:p text:style-name="P1"><text:tab/><text:tab/>élec</text:p>
      <text:p text:style-name="P1"/>
      <text:p text:style-name="P1">H<text:span text:style-name="T1">2</text:span>O ---------------------&gt; H<text:span text:style-name="T1">2</text:span> + O<text:span text:style-name="T1">2</text:span></text:p>
      <text:p text:style-name="P4"/>
      <text:p text:style-name="P4">1 ère méthode:</text:p>
      <text:p text:style-name="P4"/>
      <text:p text:style-name="P4">H2O ----------&gt; H2 + O2</text:p>
      <text:p text:style-name="P4"/>
      <text:p text:style-name="P5">H2O ----------&gt; H2</text:p>
      <text:p text:style-name="P4"/>
      <text:p text:style-name="P4">2 x (H2O) ----------&gt; 2 x (H2) + O2</text:p>
      <text:p text:style-name="P4"/>
      <text:p text:style-name="P4">2ème méthode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39S</meta:editing-duration>
    <meta:editing-cycles>28</meta:editing-cycles>
    <meta:generator>OpenOffice/4.1.7$Win32 OpenOffice.org_project/417m1$Build-9800</meta:generator>
    <dc:date>2020-12-04T16:16:15.99</dc:date>
    <meta:document-statistic meta:table-count="0" meta:image-count="0" meta:object-count="0" meta:page-count="1" meta:paragraph-count="13" meta:word-count="83" meta:character-count="434"/>
    <meta:user-defined meta:name="Info 1"/>
    <meta:user-defined meta:name="Info 2"/>
    <meta:user-defined meta:name="Info 3"/>
    <meta:user-defined meta:name="Info 4"/>
  </office:meta>
</office:document-meta>
</file>